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0.916cm" fo:min-width="2.886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ed1c24" draw:marker-start-width="0.321cm" draw:marker-end-width="0.321cm" draw:fill-color="#ffffff" draw:textarea-horizontal-align="justify" draw:textarea-vertical-align="middle" draw:auto-grow-height="false" fo:min-height="0.866cm" fo:min-width="2.907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ed1c24" draw:marker-start-width="0.321cm" draw:marker-end-width="0.321cm" draw:fill-color="#ffffff" draw:textarea-horizontal-align="justify" draw:textarea-vertical-align="middle" draw:auto-grow-height="false" fo:min-height="1.184cm" fo:min-width="1.77cm" fo:padding-top="0.165cm" fo:padding-bottom="0.165cm" fo:padding-left="0.29cm" fo:padding-right="0.29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width="0.081cm" svg:stroke-color="#ed1c24" draw:marker-start-width="0.321cm" draw:marker-end-width="0.321cm" draw:fill-color="#ffffff" draw:textarea-horizontal-align="justify" draw:textarea-vertical-align="middle" draw:auto-grow-height="false" fo:min-height="0.49cm" fo:min-width="2.568cm" fo:padding-top="0.165cm" fo:padding-bottom="0.165cm" fo:padding-left="0.29cm" fo:padding-right="0.29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width="0.081cm" svg:stroke-color="#ed1c24" draw:marker-start-width="0.321cm" draw:marker-end-width="0.321cm" draw:fill-color="#ffffff" draw:textarea-horizontal-align="justify" draw:textarea-vertical-align="middle" draw:auto-grow-height="false" fo:min-height="1.45cm" fo:min-width="5.1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ed1c24" draw:marker-start-width="0.321cm" draw:marker-end-width="0.321cm" draw:fill-color="#ffffff" draw:textarea-horizontal-align="justify" draw:textarea-vertical-align="middle" draw:auto-grow-height="false" fo:min-height="1.1cm" fo:min-width="1.65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ed1c24" draw:marker-start-width="0.321cm" draw:marker-end-width="0.321cm" draw:fill-color="#ffffff" draw:textarea-horizontal-align="justify" draw:textarea-vertical-align="middle" draw:auto-grow-height="false" fo:min-height="1.15cm" fo:min-width="5.1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ed1c24" draw:marker-start-width="0.321cm" draw:marker-end-width="0.321cm" draw:fill-color="#ffffff" draw:textarea-horizontal-align="justify" draw:textarea-vertical-align="middle" draw:auto-grow-height="false" fo:min-height="0.696cm" fo:min-width="2.586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ed1c24" draw:marker-start-width="0.321cm" draw:marker-end-width="0.321cm" draw:fill-color="#ffffff" draw:textarea-horizontal-align="justify" draw:textarea-vertical-align="middle" draw:auto-grow-height="false" fo:min-height="0.882cm" fo:min-width="2.4cm" fo:padding-top="0.165cm" fo:padding-bottom="0.165cm" fo:padding-left="0.29cm" fo:padding-right="0.29cm"/>
    </style:style>
    <style:style style:name="gr13" style:family="graphic" style:parent-style-name="standard">
      <style:graphic-properties svg:stroke-color="#ed1c24" draw:fill-color="#ffffff" draw:textarea-horizontal-align="justify" draw:textarea-vertical-align="middle" draw:auto-grow-height="false" fo:min-height="3.05cm" fo:min-width="8.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-color="#ffffff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-color="#ffffff"/>
      <style:paragraph-properties fo:text-align="center"/>
      <style:text-properties fo:font-size="14pt" fo:font-weight="bold" style:font-weight-asian="bold" style:font-weight-complex="bold"/>
    </style:style>
    <style:style style:name="P8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10" style:family="paragraph">
      <style:paragraph-properties fo:text-align="start"/>
      <style:text-properties fo:color="#000000"/>
    </style:style>
    <style:style style:name="P11" style:family="paragraph">
      <loext:graphic-properties draw:fill-color="#ffffff"/>
      <style:paragraph-properties fo:text-align="start"/>
      <style:text-properties fo:color="#000000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fo:font-weight="bold" style:font-size-asian="15pt" style:font-weight-asian="bold" style:font-size-complex="15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style:font-weight-asian="bold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000000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1" draw:id="id11" draw:layer="layout" svg:width="4.9cm" svg:height="1.76cm" svg:x="1.4cm" svg:y="1.3cm">
          <text:p text:style-name="P1"><text:span text:style-name="T1">STAR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5.537cm" svg:height="1.9cm" svg:x="1.463cm" svg:y="4.3cm">
          <text:p text:style-name="P1"><text:span text:style-name="T2">Podaj </text:span><text:span text:style-name="T3">liczba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4" xml:id="id1" draw:id="id1" draw:layer="layout" svg:width="4.7cm" svg:height="3.027cm" svg:x="5.5cm" svg:y="7.873cm">
          <text:p text:style-name="P1"><text:span text:style-name="T3">Liczba &lt; 10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svg:x1="7.85cm" svg:y1="10.9cm" svg:x2="6.967cm" svg:y2="14.737cm" draw:start-shape="id1" draw:start-glue-point="6" svg:d="M7850 10900v2189h-883v1648" svg:viewBox="0 0 884 3838">
          <text:p text:style-name="P1"><text:span text:style-name="T1">NIE</text:span></text:p>
        </draw:connector>
        <draw:custom-shape draw:style-name="gr5" draw:text-style-name="P3" xml:id="id2" draw:id="id2" draw:layer="layout" svg:width="5cm" svg:height="1.3cm" svg:x="4.4cm" svg:y="14.9cm">
          <text:p text:style-name="P1"><text:span text:style-name="T2">Podaj </text:span><text:span text:style-name="T3">liczba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5" xml:id="id3" draw:id="id3" draw:layer="layout" draw:type="line" svg:x1="5.025cm" svg:y1="15.55cm" svg:x2="3.036cm" svg:y2="15.568cm" draw:start-shape="id2" draw:start-glue-point="9" svg:d="M5025 15550l-1989 18" svg:viewBox="0 0 1990 19">
          <text:p/>
        </draw:connector>
        <draw:connector draw:style-name="gr7" draw:text-style-name="P5" draw:layer="layout" svg:x1="3.036cm" svg:y1="15.568cm" svg:x2="5.5cm" svg:y2="9.387cm" draw:start-shape="id3" draw:start-glue-point="3" draw:end-shape="id1" draw:end-glue-point="5" svg:d="M3036 15568h-501v-6181h2965" svg:viewBox="0 0 2966 6182">
          <text:p/>
        </draw:connector>
        <draw:connector draw:style-name="gr7" draw:text-style-name="P5" draw:layer="layout" svg:x1="4.232cm" svg:y1="6.2cm" svg:x2="7.85cm" svg:y2="7.873cm" draw:start-shape="id4" draw:start-glue-point="8" draw:end-shape="id1" draw:end-glue-point="4" svg:d="M4232 6200v837h3618v836" svg:viewBox="0 0 3619 1674">
          <text:p/>
        </draw:connector>
        <draw:custom-shape draw:style-name="gr8" draw:text-style-name="P4" xml:id="id5" draw:id="id5" draw:layer="layout" svg:width="5.6cm" svg:height="1.7cm" svg:x="12.9cm" svg:y="11.3cm">
          <text:p text:style-name="P1"><text:span text:style-name="T3">suma = 0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10.2cm" svg:y1="9.387cm" svg:x2="12.9cm" svg:y2="12.15cm" draw:start-shape="id1" draw:start-glue-point="7" draw:end-shape="id5" svg:d="M10200 9387h1351v2763h1349" svg:viewBox="0 0 2701 2764">
          <text:p text:style-name="P1"><text:span text:style-name="T1">TAK</text:span></text:p>
        </draw:connector>
        <draw:custom-shape draw:style-name="gr9" draw:text-style-name="P4" xml:id="id6" draw:id="id6" draw:layer="layout" svg:width="4.3cm" svg:height="2.7cm" svg:x="9.3cm" svg:y="15.9cm">
          <text:p text:style-name="P1"><text:span text:style-name="T3">liczba &gt; 0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5" draw:layer="layout" svg:x1="15.7cm" svg:y1="13cm" svg:x2="11.45cm" svg:y2="15.9cm" draw:start-shape="id5" draw:start-glue-point="2" draw:end-shape="id6" draw:end-glue-point="4" svg:d="M15700 13000v1450h-4250v1450" svg:viewBox="0 0 4251 2901">
          <text:p/>
        </draw:connector>
        <draw:custom-shape draw:style-name="gr10" draw:text-style-name="P6" xml:id="id7" draw:id="id7" draw:layer="layout" svg:width="5.6cm" svg:height="1.4cm" svg:x="2.2cm" svg:y="18.6cm">
          <text:p text:style-name="P1"><text:span text:style-name="T4">suma += liczba % 1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8" draw:id="id8" draw:layer="layout" svg:width="5.6cm" svg:height="1.4cm" svg:x="1.9cm" svg:y="22.5cm">
          <text:p text:style-name="P1"><text:span text:style-name="T5">liczba /= 10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svg:x1="9.3cm" svg:y1="17.25cm" svg:x2="5cm" svg:y2="18.6cm" draw:start-shape="id6" draw:start-glue-point="5" draw:end-shape="id7" draw:end-glue-point="0" svg:d="M9300 17250h-4300v1350" svg:viewBox="0 0 4301 1351">
          <text:p text:style-name="P1"><text:span text:style-name="T1">TAK</text:span></text:p>
        </draw:connector>
        <draw:connector draw:style-name="gr7" draw:text-style-name="P5" draw:layer="layout" svg:x1="5cm" svg:y1="20cm" svg:x2="4.7cm" svg:y2="22.5cm" draw:start-shape="id7" draw:start-glue-point="2" draw:end-shape="id8" draw:end-glue-point="0" svg:d="M5000 20000v1250h-300v1250" svg:viewBox="0 0 301 2501">
          <text:p/>
        </draw:connector>
        <draw:connector draw:style-name="gr7" draw:text-style-name="P5" draw:layer="layout" svg:x1="4.7cm" svg:y1="23.9cm" svg:x2="11.45cm" svg:y2="18.6cm" draw:start-shape="id8" draw:start-glue-point="2" draw:end-shape="id6" draw:end-glue-point="6" svg:d="M4700 23900v541h6750v-5841" svg:viewBox="0 0 6751 5842">
          <text:p/>
        </draw:connector>
        <draw:custom-shape draw:style-name="gr11" draw:text-style-name="P8" xml:id="id9" draw:id="id9" draw:layer="layout" svg:width="4.9cm" svg:height="1.5cm" svg:x="12.1cm" svg:y="22.9cm">
          <text:p text:style-name="P1"><text:span text:style-name="T6">Wydrukuj </text:span><text:span text:style-name="T7">suma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2" draw:text-style-name="P9" xml:id="id10" draw:id="id10" draw:layer="layout" svg:width="4.1cm" svg:height="1.6cm" svg:x="7.3cm" svg:y="26.4cm">
          <text:p text:style-name="P1"><text:span text:style-name="T1">KONIE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svg:x1="13.6cm" svg:y1="17.25cm" svg:x2="14.55cm" svg:y2="22.9cm" draw:start-shape="id6" draw:start-glue-point="7" draw:end-shape="id9" draw:end-glue-point="5" svg:d="M13600 17250h950v5650" svg:viewBox="0 0 951 5651">
          <text:p text:style-name="P1"><text:span text:style-name="T1"><text:tab/></text:span><text:span text:style-name="T1"><text:tab/></text:span><text:span text:style-name="T1">NIE</text:span></text:p>
        </draw:connector>
        <draw:connector draw:style-name="gr7" draw:text-style-name="P5" draw:layer="layout" svg:x1="14.55cm" svg:y1="24.4cm" svg:x2="9.35cm" svg:y2="26.4cm" draw:start-shape="id9" draw:start-glue-point="8" draw:end-shape="id10" draw:end-glue-point="4" svg:d="M14550 24400v1001h-5200v999" svg:viewBox="0 0 5201 2001">
          <text:p/>
        </draw:connector>
        <draw:custom-shape draw:style-name="gr13" draw:text-style-name="P11" draw:layer="layout" svg:width="8.6cm" svg:height="3.3cm" svg:x="10.2cm" svg:y="2.2cm">
          <text:p text:style-name="P10"><text:span text:style-name="T8">Program pobiera od użytkownika liczbę </text:span><text:span text:style-name="T8"><text:line-break/></text:span><text:span text:style-name="T8">całkowitą, która jest przynajmniej</text:span><text:span text:style-name="T8"><text:line-break/></text:span><text:span text:style-name="T8">dwucyfrowa, a następnie sumuje jej</text:span><text:span text:style-name="T8"><text:line-break/></text:span><text:span text:style-name="T8">cyfry. </text:span></text:p>
          <draw:enhanced-geometry svg:viewBox="0 0 21600 21600" draw:type="rectangle" draw:enhanced-path="M 0 0 L 21600 0 21600 21600 0 21600 0 0 Z N"/>
        </draw:custom-shape>
        <draw:connector draw:style-name="gr7" draw:text-style-name="P5" draw:layer="layout" svg:x1="3.85cm" svg:y1="3.06cm" svg:x2="4.924cm" svg:y2="4.3cm" draw:start-shape="id11" draw:start-glue-point="8" draw:end-shape="id4" draw:end-glue-point="4" svg:d="M3850 3060v621h1074v619" svg:viewBox="0 0 1075 12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16:10:53.513000000</meta:creation-date>
    <dc:date>2018-10-03T21:29:10.014000000</dc:date>
    <meta:editing-duration>PT5M22S</meta:editing-duration>
    <meta:editing-cycles>4</meta:editing-cycles>
    <meta:generator>LibreOffice/5.4.1.2$Windows_X86_64 LibreOffice_project/ea7cb86e6eeb2bf3a5af73a8f7777ac570321527</meta:generator>
    <meta:document-statistic meta:object-count="23"/>
  </office:meta>
</office:document-meta>
</file>